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af5" officeooo:paragraph-rsid="00106af5"/>
    </style:style>
    <style:style style:name="P2" style:family="paragraph" style:parent-style-name="Text_20_body">
      <style:paragraph-properties fo:text-align="center" style:justify-single-word="false"/>
      <style:text-properties style:font-name="arial black" officeooo:rsid="00106af5" officeooo:paragraph-rsid="00106af5"/>
    </style:style>
    <style:style style:name="P3" style:family="paragraph" style:parent-style-name="Text_20_body">
      <style:paragraph-properties fo:margin-top="0cm" fo:margin-bottom="0cm" loext:contextual-spacing="false" style:writing-mode="lr-tb"/>
      <style:text-properties style:font-name="arial"/>
    </style:style>
    <style:style style:name="T1" style:family="text">
      <style:text-properties officeooo:rsid="0010e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ción de las letras y números de placas de carros</text:p>
      <text:p text:style-name="P1"/>
      <text:p text:style-name="P2">El objetivo principal es extraer y segmentar placas de carros para encontrar los caracteres alfanuméricos principales que se encuentran en ella. Una vez que segmentamos las imágenes estás serán procesadas por un clasificador o red neuronal convolucional de caracteres para así determinar los caracteres correspondientes y una vez obtenidos estos caracteres la idea es que esa información sea pasada a una consulta de bases de datos para así determinar si esa placa tiene alguna infracción de transito o presenta alguna irregularidad con la ley. Cabe aclarar que esté proyecto empieza desdé el momento en el cual ya tenemos una imagen en primer plano de la placa y a su vez esté llega hasta la obtención de los caracteres, el ejemplo de la infracción de transito sería una posible aplicación a la hora de obtener está información de una placa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34:58.777312232</meta:creation-date>
    <dc:date>2019-06-12T15:52:27.800416003</dc:date>
    <meta:editing-duration>PT2H7M19S</meta:editing-duration>
    <meta:editing-cycles>1</meta:editing-cycles>
    <meta:document-statistic meta:table-count="0" meta:image-count="0" meta:object-count="0" meta:page-count="1" meta:paragraph-count="2" meta:word-count="149" meta:character-count="895" meta:non-whitespace-character-count="748"/>
    <meta:generator>LibreOffice/6.0.7.3$Linux_X86_64 LibreOffice_project/00m0$Build-3</meta:generator>
  </office:meta>
</office:document-meta>
</file>